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ełen miłości,</text:span><text:span text:style-name="T1"><text:line-break/></text:span><text:span text:style-name="T1">miłosierdzia,</text:span><text:span text:style-name="T1"><text:line-break/></text:span><text:span text:style-name="T1">Łaskawości</text:span><text:span text:style-name="T1"><text:line-break/></text:span><text:span text:style-name="T1">i świętości</text:span><text:span text:style-name="T1"><text:line-break/></text:span><text:span text:style-name="T1">Jesteś Ty,</text:span><text:span text:style-name="T1"><text:line-break/></text:span><text:span text:style-name="T1">Boże mój,</text:span><text:span text:style-name="T1"><text:line-break/></text:span><text:span text:style-name="T1">Ojcze mó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2"><text:s/></text:span><text:span text:style-name="T1">Jakże wspaniały</text:span><text:span text:style-name="T1"><text:line-break/></text:span><text:span text:style-name="T1">jesteś Ty,</text:span><text:span text:style-name="T1"><text:line-break/></text:span><text:span text:style-name="T1">Boże mój</text:span><text:span text:style-name="T1"><text:line-break/></text:span><text:span text:style-name="T1"> Jakże wspaniałe</text:span><text:span text:style-name="T1"><text:line-break/></text:span><text:span text:style-name="T1">dzieła Twe,</text:span><text:span text:style-name="T1"><text:line-break/></text:span><text:span text:style-name="T1">Boże m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Jakże cudowne Imię Twe,</text:span><text:span text:style-name="T1"><text:line-break/></text:span><text:span text:style-name="T1">Boże mój</text:span><text:span text:style-name="T1"><text:line-break/></text:span><text:span text:style-name="T1"> O Święty, Święty</text:span><text:span text:style-name="T1"><text:line-break/></text:span><text:span text:style-name="T1">jesteś 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10-26T16:30:28</meta:creation-date>
    <dc:date>2013-05-28T17:21:38.51</dc:date>
    <dc:language>pl-PL</dc:language>
    <meta:editing-cycles>9</meta:editing-cycles>
    <meta:editing-duration>PT12M1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